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0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ahoma"/>
    </style:style>
    <style:style style:name="ce2" style:family="table-cell" style:parent-style-name="Default">
      <style:text-properties style:font-name="Tahoma" fo:font-style="normal" style:font-style-asian="normal" style:font-style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Tahoma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19" table:default-cell-style-name="ce1"/>
        <table:table-column table:style-name="co3" table:number-columns-repeated="1004" table:default-cell-style-name="ce1"/>
        <table:table-row table:style-name="ro1">
          <table:table-cell/>
          <table:table-cell table:style-name="ce3" office:value-type="string" table:number-columns-spanned="21" table:number-rows-spanned="1">
            <text:p>Benchmark [C]omponent</text:p>
          </table:table-cell>
          <table:covered-table-cell table:number-columns-repeated="20" table:style-name="ce5"/>
          <table:table-cell table:number-columns-repeated="1002"/>
        </table:table-row>
        <table:table-row table:style-name="ro2">
          <table:table-cell/>
          <table:table-cell table:style-name="ce4" office:value-type="string">
            <text:p>#1</text:p>
          </table:table-cell>
          <table:table-cell table:style-name="ce4" office:value-type="string">
            <text:p>#2</text:p>
          </table:table-cell>
          <table:table-cell table:style-name="ce4" office:value-type="string">
            <text:p>#3</text:p>
          </table:table-cell>
          <table:table-cell table:style-name="ce4" office:value-type="string">
            <text:p>#4</text:p>
          </table:table-cell>
          <table:table-cell table:style-name="ce4" office:value-type="string">
            <text:p>#5</text:p>
          </table:table-cell>
          <table:table-cell table:style-name="ce4" office:value-type="string">
            <text:p>#6</text:p>
          </table:table-cell>
          <table:table-cell table:style-name="ce4" office:value-type="string">
            <text:p>#7</text:p>
          </table:table-cell>
          <table:table-cell table:style-name="ce4" office:value-type="string">
            <text:p>#8</text:p>
          </table:table-cell>
          <table:table-cell table:style-name="ce4" office:value-type="string">
            <text:p>#9</text:p>
          </table:table-cell>
          <table:table-cell table:style-name="ce4" office:value-type="string">
            <text:p>#10</text:p>
          </table:table-cell>
          <table:table-cell table:style-name="ce4" office:value-type="string">
            <text:p>#11</text:p>
          </table:table-cell>
          <table:table-cell table:style-name="ce4" office:value-type="string">
            <text:p>#12</text:p>
          </table:table-cell>
          <table:table-cell table:style-name="ce4" office:value-type="string">
            <text:p>#13</text:p>
          </table:table-cell>
          <table:table-cell table:style-name="ce4" office:value-type="string">
            <text:p>#14</text:p>
          </table:table-cell>
          <table:table-cell table:style-name="ce4" office:value-type="string">
            <text:p>#15</text:p>
          </table:table-cell>
          <table:table-cell table:style-name="ce4" office:value-type="string">
            <text:p>#16</text:p>
          </table:table-cell>
          <table:table-cell table:style-name="ce4" office:value-type="string">
            <text:p>#17</text:p>
          </table:table-cell>
          <table:table-cell table:style-name="ce4" office:value-type="string">
            <text:p>#18</text:p>
          </table:table-cell>
          <table:table-cell table:style-name="ce4" office:value-type="string">
            <text:p>#19</text:p>
          </table:table-cell>
          <table:table-cell table:style-name="ce4" office:value-type="string">
            <text:p>#20</text:p>
          </table:table-cell>
          <table:table-cell table:style-name="ce4" office:value-type="string">
            <text:p>Avg.</text:p>
          </table:table-cell>
          <table:table-cell table:number-columns-repeated="1002"/>
        </table:table-row>
        <table:table-row table:style-name="ro2">
          <table:table-cell/>
          <table:table-cell table:style-name="ce4" office:value-type="string" table:number-columns-spanned="20" table:number-rows-spanned="1">
            <text:p>INSERT COMPONENTS</text:p>
          </table:table-cell>
          <table:covered-table-cell table:number-columns-repeated="19" table:style-name="ce5"/>
          <table:table-cell table:style-name="ce5"/>
          <table:table-cell table:number-columns-repeated="1002"/>
        </table:table-row>
        <table:table-row table:style-name="ro3">
          <table:table-cell table:style-name="ce2" office:value-type="string">
            <text:p>Elapsed time (seconds)</text:p>
          </table:table-cell>
          <table:table-cell office:value-type="float" office:value="0.68045">
            <text:p>0,68045</text:p>
          </table:table-cell>
          <table:table-cell office:value-type="float" office:value="0.705495">
            <text:p>0,705495</text:p>
          </table:table-cell>
          <table:table-cell office:value-type="float" office:value="0.695461">
            <text:p>0,695461</text:p>
          </table:table-cell>
          <table:table-cell office:value-type="float" office:value="0.72248">
            <text:p>0,72248</text:p>
          </table:table-cell>
          <table:table-cell office:value-type="float" office:value="0.683454">
            <text:p>0,683454</text:p>
          </table:table-cell>
          <table:table-cell office:value-type="float" office:value="0.664441">
            <text:p>0,664441</text:p>
          </table:table-cell>
          <table:table-cell office:value-type="float" office:value="0.654433">
            <text:p>0,654433</text:p>
          </table:table-cell>
          <table:table-cell office:value-type="float" office:value="0.655493">
            <text:p>0,655493</text:p>
          </table:table-cell>
          <table:table-cell office:value-type="float" office:value="0.648431">
            <text:p>0,648431</text:p>
          </table:table-cell>
          <table:table-cell office:value-type="float" office:value="0.657458">
            <text:p>0,657458</text:p>
          </table:table-cell>
          <table:table-cell office:value-type="float" office:value="0.66951">
            <text:p>0,66951</text:p>
          </table:table-cell>
          <table:table-cell office:value-type="float" office:value="0.655433">
            <text:p>0,655433</text:p>
          </table:table-cell>
          <table:table-cell office:value-type="float" office:value="0.65944">
            <text:p>0,65944</text:p>
          </table:table-cell>
          <table:table-cell office:value-type="float" office:value="0.66144">
            <text:p>0,66144</text:p>
          </table:table-cell>
          <table:table-cell office:value-type="float" office:value="0.653933">
            <text:p>0,653933</text:p>
          </table:table-cell>
          <table:table-cell office:value-type="float" office:value="0.670946">
            <text:p>0,670946</text:p>
          </table:table-cell>
          <table:table-cell office:value-type="float" office:value="0.66144">
            <text:p>0,66144</text:p>
          </table:table-cell>
          <table:table-cell office:value-type="float" office:value="0.672446">
            <text:p>0,672446</text:p>
          </table:table-cell>
          <table:table-cell office:value-type="float" office:value="0.67101">
            <text:p>0,67101</text:p>
          </table:table-cell>
          <table:table-cell office:value-type="float" office:value="0.682514">
            <text:p>0,682514</text:p>
          </table:table-cell>
          <table:table-cell table:style-name="ce6" table:formula="of:=AVERAGE([.B4:.U4])" office:value-type="float" office:value="0.6712854">
            <text:p>0,671285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Value</text:p>
          </table:table-cell>
          <table:table-cell table:style-name="ce5" table:formula="of:=[.B4]*1000" office:value-type="float" office:value="680.45">
            <text:p>680,45</text:p>
          </table:table-cell>
          <table:table-cell table:style-name="ce5" table:formula="of:=[.C4]*1000" office:value-type="float" office:value="705.495">
            <text:p>705,495</text:p>
          </table:table-cell>
          <table:table-cell table:style-name="ce5" table:formula="of:=[.D4]*1000" office:value-type="float" office:value="695.461">
            <text:p>695,461</text:p>
          </table:table-cell>
          <table:table-cell table:style-name="ce5" table:formula="of:=[.E4]*1000" office:value-type="float" office:value="722.48">
            <text:p>722,48</text:p>
          </table:table-cell>
          <table:table-cell table:style-name="ce5" table:formula="of:=[.F4]*1000" office:value-type="float" office:value="683.454">
            <text:p>683,454</text:p>
          </table:table-cell>
          <table:table-cell table:style-name="ce5" table:formula="of:=[.G4]*1000" office:value-type="float" office:value="664.441">
            <text:p>664,441</text:p>
          </table:table-cell>
          <table:table-cell table:style-name="ce5" table:formula="of:=[.H4]*1000" office:value-type="float" office:value="654.433">
            <text:p>654,433</text:p>
          </table:table-cell>
          <table:table-cell table:style-name="ce5" table:formula="of:=[.I4]*1000" office:value-type="float" office:value="655.493">
            <text:p>655,493</text:p>
          </table:table-cell>
          <table:table-cell table:style-name="ce5" table:formula="of:=[.J4]*1000" office:value-type="float" office:value="648.431">
            <text:p>648,431</text:p>
          </table:table-cell>
          <table:table-cell table:style-name="ce5" table:formula="of:=[.K4]*1000" office:value-type="float" office:value="657.458">
            <text:p>657,458</text:p>
          </table:table-cell>
          <table:table-cell table:style-name="ce5" table:formula="of:=[.L4]*1000" office:value-type="float" office:value="669.51">
            <text:p>669,51</text:p>
          </table:table-cell>
          <table:table-cell table:style-name="ce5" table:formula="of:=[.M4]*1000" office:value-type="float" office:value="655.433">
            <text:p>655,433</text:p>
          </table:table-cell>
          <table:table-cell table:style-name="ce5" table:formula="of:=[.N4]*1000" office:value-type="float" office:value="659.44">
            <text:p>659,44</text:p>
          </table:table-cell>
          <table:table-cell table:style-name="ce5" table:formula="of:=[.O4]*1000" office:value-type="float" office:value="661.44">
            <text:p>661,44</text:p>
          </table:table-cell>
          <table:table-cell table:style-name="ce5" table:formula="of:=[.P4]*1000" office:value-type="float" office:value="653.933">
            <text:p>653,933</text:p>
          </table:table-cell>
          <table:table-cell table:style-name="ce5" table:formula="of:=[.Q4]*1000" office:value-type="float" office:value="670.946">
            <text:p>670,946</text:p>
          </table:table-cell>
          <table:table-cell table:style-name="ce5" table:formula="of:=[.R4]*1000" office:value-type="float" office:value="661.44">
            <text:p>661,44</text:p>
          </table:table-cell>
          <table:table-cell table:style-name="ce5" table:formula="of:=[.S4]*1000" office:value-type="float" office:value="672.446">
            <text:p>672,446</text:p>
          </table:table-cell>
          <table:table-cell table:style-name="ce5" table:formula="of:=[.T4]*1000" office:value-type="float" office:value="671.01">
            <text:p>671,01</text:p>
          </table:table-cell>
          <table:table-cell table:style-name="ce5" table:formula="of:=[.U4]*1000" office:value-type="float" office:value="682.514">
            <text:p>682,514</text:p>
          </table:table-cell>
          <table:table-cell table:style-name="ce6" table:formula="of:=AVERAGE([.B5:.U5])" office:value-type="float" office:value="671.2854">
            <text:p>671,285400</text:p>
          </table:table-cell>
          <table:table-cell table:number-columns-repeated="1002"/>
        </table:table-row>
        <table:table-row table:style-name="ro2">
          <table:table-cell/>
          <table:table-cell table:style-name="ce4" office:value-type="string" table:number-columns-spanned="20" table:number-rows-spanned="1">
            <text:p>REMOVE COMPONENTS</text:p>
          </table:table-cell>
          <table:covered-table-cell table:number-columns-repeated="19" table:style-name="ce5"/>
          <table:table-cell table:style-name="ce6"/>
          <table:table-cell table:number-columns-repeated="1002"/>
        </table:table-row>
        <table:table-row table:style-name="ro3">
          <table:table-cell table:style-name="ce2" office:value-type="string">
            <text:p>Elapsed time (seconds)</text:p>
          </table:table-cell>
          <table:table-cell office:value-type="float" office:value="0.08806">
            <text:p>0,08806</text:p>
          </table:table-cell>
          <table:table-cell office:value-type="float" office:value="0.081052">
            <text:p>0,081052</text:p>
          </table:table-cell>
          <table:table-cell office:value-type="float" office:value="0.079052">
            <text:p>0,079052</text:p>
          </table:table-cell>
          <table:table-cell office:value-type="float" office:value="0.098065">
            <text:p>0,098065</text:p>
          </table:table-cell>
          <table:table-cell office:value-type="float" office:value="0.081054">
            <text:p>0,081054</text:p>
          </table:table-cell>
          <table:table-cell office:value-type="float" office:value="0.077052">
            <text:p>0,077052</text:p>
          </table:table-cell>
          <table:table-cell office:value-type="float" office:value="0.075581">
            <text:p>0,075581</text:p>
          </table:table-cell>
          <table:table-cell office:value-type="float" office:value="0.077052">
            <text:p>0,077052</text:p>
          </table:table-cell>
          <table:table-cell office:value-type="float" office:value="0.077551">
            <text:p>0,077551</text:p>
          </table:table-cell>
          <table:table-cell office:value-type="float" office:value="0.086057">
            <text:p>0,086057</text:p>
          </table:table-cell>
          <table:table-cell office:value-type="float" office:value="0.078095">
            <text:p>0,078095</text:p>
          </table:table-cell>
          <table:table-cell office:value-type="float" office:value="0.087057">
            <text:p>0,087057</text:p>
          </table:table-cell>
          <table:table-cell office:value-type="float" office:value="0.077053">
            <text:p>0,077053</text:p>
          </table:table-cell>
          <table:table-cell office:value-type="float" office:value="0.092061">
            <text:p>0,092061</text:p>
          </table:table-cell>
          <table:table-cell office:value-type="float" office:value="0.078554">
            <text:p>0,078554</text:p>
          </table:table-cell>
          <table:table-cell office:value-type="float" office:value="0.077552">
            <text:p>0,077552</text:p>
          </table:table-cell>
          <table:table-cell office:value-type="float" office:value="0.077051">
            <text:p>0,077051</text:p>
          </table:table-cell>
          <table:table-cell office:value-type="float" office:value="0.088058">
            <text:p>0,088058</text:p>
          </table:table-cell>
          <table:table-cell office:value-type="float" office:value="0.076052">
            <text:p>0,076052</text:p>
          </table:table-cell>
          <table:table-cell office:value-type="float" office:value="0.077052">
            <text:p>0,077052</text:p>
          </table:table-cell>
          <table:table-cell table:style-name="ce6" table:formula="of:=AVERAGE([.B7:.U7])" office:value-type="float" office:value="0.08145805">
            <text:p>0,081458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Value</text:p>
          </table:table-cell>
          <table:table-cell table:style-name="ce5" table:formula="of:=[.B7]*1000" office:value-type="float" office:value="88.06">
            <text:p>88,06</text:p>
          </table:table-cell>
          <table:table-cell table:style-name="ce5" table:formula="of:=[.C7]*1000" office:value-type="float" office:value="81.052">
            <text:p>81,052</text:p>
          </table:table-cell>
          <table:table-cell table:style-name="ce5" table:formula="of:=[.D7]*1000" office:value-type="float" office:value="79.052">
            <text:p>79,052</text:p>
          </table:table-cell>
          <table:table-cell table:style-name="ce5" table:formula="of:=[.E7]*1000" office:value-type="float" office:value="98.065">
            <text:p>98,065</text:p>
          </table:table-cell>
          <table:table-cell table:style-name="ce5" table:formula="of:=[.F7]*1000" office:value-type="float" office:value="81.054">
            <text:p>81,054</text:p>
          </table:table-cell>
          <table:table-cell table:style-name="ce5" table:formula="of:=[.G7]*1000" office:value-type="float" office:value="77.052">
            <text:p>77,052</text:p>
          </table:table-cell>
          <table:table-cell table:style-name="ce5" table:formula="of:=[.H7]*1000" office:value-type="float" office:value="75.581">
            <text:p>75,581</text:p>
          </table:table-cell>
          <table:table-cell table:style-name="ce5" table:formula="of:=[.I7]*1000" office:value-type="float" office:value="77.052">
            <text:p>77,052</text:p>
          </table:table-cell>
          <table:table-cell table:style-name="ce5" table:formula="of:=[.J7]*1000" office:value-type="float" office:value="77.551">
            <text:p>77,551</text:p>
          </table:table-cell>
          <table:table-cell table:style-name="ce5" table:formula="of:=[.K7]*1000" office:value-type="float" office:value="86.057">
            <text:p>86,057</text:p>
          </table:table-cell>
          <table:table-cell table:style-name="ce5" table:formula="of:=[.L7]*1000" office:value-type="float" office:value="78.095">
            <text:p>78,095</text:p>
          </table:table-cell>
          <table:table-cell table:style-name="ce5" table:formula="of:=[.M7]*1000" office:value-type="float" office:value="87.057">
            <text:p>87,057</text:p>
          </table:table-cell>
          <table:table-cell table:style-name="ce5" table:formula="of:=[.N7]*1000" office:value-type="float" office:value="77.053">
            <text:p>77,053</text:p>
          </table:table-cell>
          <table:table-cell table:style-name="ce5" table:formula="of:=[.O7]*1000" office:value-type="float" office:value="92.061">
            <text:p>92,061</text:p>
          </table:table-cell>
          <table:table-cell table:style-name="ce5" table:formula="of:=[.P7]*1000" office:value-type="float" office:value="78.554">
            <text:p>78,554</text:p>
          </table:table-cell>
          <table:table-cell table:style-name="ce5" table:formula="of:=[.Q7]*1000" office:value-type="float" office:value="77.552">
            <text:p>77,552</text:p>
          </table:table-cell>
          <table:table-cell table:style-name="ce5" table:formula="of:=[.R7]*1000" office:value-type="float" office:value="77.051">
            <text:p>77,051</text:p>
          </table:table-cell>
          <table:table-cell table:style-name="ce5" table:formula="of:=[.S7]*1000" office:value-type="float" office:value="88.058">
            <text:p>88,058</text:p>
          </table:table-cell>
          <table:table-cell table:style-name="ce5" table:formula="of:=[.T7]*1000" office:value-type="float" office:value="76.052">
            <text:p>76,052</text:p>
          </table:table-cell>
          <table:table-cell table:style-name="ce5" table:formula="of:=[.U7]*1000" office:value-type="float" office:value="77.052">
            <text:p>77,052</text:p>
          </table:table-cell>
          <table:table-cell table:style-name="ce6" table:formula="of:=AVERAGE([.B8:.U8])" office:value-type="float" office:value="81.45805">
            <text:p>81,458050</text:p>
          </table:table-cell>
          <table:table-cell table:number-columns-repeated="1002"/>
        </table:table-row>
        <table:table-row table:style-name="ro2">
          <table:table-cell/>
          <table:table-cell table:style-name="ce4" office:value-type="string" table:number-columns-spanned="20" table:number-rows-spanned="1">
            <text:p>INSERT + REMOVE COMPONENTS</text:p>
          </table:table-cell>
          <table:covered-table-cell table:number-columns-repeated="19" table:style-name="ce5"/>
          <table:table-cell table:style-name="ce6"/>
          <table:table-cell table:number-columns-repeated="1002"/>
        </table:table-row>
        <table:table-row table:style-name="ro3">
          <table:table-cell table:style-name="ce2" office:value-type="string">
            <text:p>Elapsed time (seconds)</text:p>
          </table:table-cell>
          <table:table-cell office:value-type="float" office:value="0.762506">
            <text:p>0,762506</text:p>
          </table:table-cell>
          <table:table-cell office:value-type="float" office:value="0.767508">
            <text:p>0,767508</text:p>
          </table:table-cell>
          <table:table-cell office:value-type="float" office:value="0.795526">
            <text:p>0,795526</text:p>
          </table:table-cell>
          <table:table-cell office:value-type="float" office:value="0.796529">
            <text:p>0,796529</text:p>
          </table:table-cell>
          <table:table-cell office:value-type="float" office:value="0.742495">
            <text:p>0,742495</text:p>
          </table:table-cell>
          <table:table-cell office:value-type="float" office:value="0.753044">
            <text:p>0,753044</text:p>
          </table:table-cell>
          <table:table-cell office:value-type="float" office:value="0.753659">
            <text:p>0,753659</text:p>
          </table:table-cell>
          <table:table-cell office:value-type="float" office:value="0.747587">
            <text:p>0,747587</text:p>
          </table:table-cell>
          <table:table-cell office:value-type="float" office:value="0.768575">
            <text:p>0,768575</text:p>
          </table:table-cell>
          <table:table-cell office:value-type="float" office:value="0.728482">
            <text:p>0,728482</text:p>
          </table:table-cell>
          <table:table-cell office:value-type="float" office:value="0.731487">
            <text:p>0,731487</text:p>
          </table:table-cell>
          <table:table-cell office:value-type="float" office:value="0.754502">
            <text:p>0,754502</text:p>
          </table:table-cell>
          <table:table-cell office:value-type="float" office:value="0.783518">
            <text:p>0,783518</text:p>
          </table:table-cell>
          <table:table-cell office:value-type="float" office:value="0.722057">
            <text:p>0,722057</text:p>
          </table:table-cell>
          <table:table-cell office:value-type="float" office:value="0.735988">
            <text:p>0,735988</text:p>
          </table:table-cell>
          <table:table-cell office:value-type="float" office:value="0.736746">
            <text:p>0,736746</text:p>
          </table:table-cell>
          <table:table-cell office:value-type="float" office:value="0.768511">
            <text:p>0,768511</text:p>
          </table:table-cell>
          <table:table-cell office:value-type="float" office:value="0.731484">
            <text:p>0,731484</text:p>
          </table:table-cell>
          <table:table-cell office:value-type="float" office:value="0.72248">
            <text:p>0,72248</text:p>
          </table:table-cell>
          <table:table-cell office:value-type="float" office:value="0.761503">
            <text:p>0,761503</text:p>
          </table:table-cell>
          <table:table-cell table:style-name="ce6" table:formula="of:=AVERAGE([.B10:.U10])" office:value-type="float" office:value="0.75320935">
            <text:p>0,753209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Value</text:p>
          </table:table-cell>
          <table:table-cell table:style-name="ce5" table:formula="of:=[.B10]*1000" office:value-type="float" office:value="762.506">
            <text:p>762,506</text:p>
          </table:table-cell>
          <table:table-cell table:style-name="ce5" table:formula="of:=[.C10]*1000" office:value-type="float" office:value="767.508">
            <text:p>767,508</text:p>
          </table:table-cell>
          <table:table-cell table:style-name="ce5" table:formula="of:=[.D10]*1000" office:value-type="float" office:value="795.526">
            <text:p>795,526</text:p>
          </table:table-cell>
          <table:table-cell table:style-name="ce5" table:formula="of:=[.E10]*1000" office:value-type="float" office:value="796.529">
            <text:p>796,529</text:p>
          </table:table-cell>
          <table:table-cell table:style-name="ce5" table:formula="of:=[.F10]*1000" office:value-type="float" office:value="742.495">
            <text:p>742,495</text:p>
          </table:table-cell>
          <table:table-cell table:style-name="ce5" table:formula="of:=[.G10]*1000" office:value-type="float" office:value="753.044">
            <text:p>753,044</text:p>
          </table:table-cell>
          <table:table-cell table:style-name="ce5" table:formula="of:=[.H10]*1000" office:value-type="float" office:value="753.659">
            <text:p>753,659</text:p>
          </table:table-cell>
          <table:table-cell table:style-name="ce5" table:formula="of:=[.I10]*1000" office:value-type="float" office:value="747.587">
            <text:p>747,587</text:p>
          </table:table-cell>
          <table:table-cell table:style-name="ce5" table:formula="of:=[.J10]*1000" office:value-type="float" office:value="768.575">
            <text:p>768,575</text:p>
          </table:table-cell>
          <table:table-cell table:style-name="ce5" table:formula="of:=[.K10]*1000" office:value-type="float" office:value="728.482">
            <text:p>728,482</text:p>
          </table:table-cell>
          <table:table-cell table:style-name="ce5" table:formula="of:=[.L10]*1000" office:value-type="float" office:value="731.487">
            <text:p>731,487</text:p>
          </table:table-cell>
          <table:table-cell table:style-name="ce5" table:formula="of:=[.M10]*1000" office:value-type="float" office:value="754.502">
            <text:p>754,502</text:p>
          </table:table-cell>
          <table:table-cell table:style-name="ce5" table:formula="of:=[.N10]*1000" office:value-type="float" office:value="783.518">
            <text:p>783,518</text:p>
          </table:table-cell>
          <table:table-cell table:style-name="ce5" table:formula="of:=[.O10]*1000" office:value-type="float" office:value="722.057">
            <text:p>722,057</text:p>
          </table:table-cell>
          <table:table-cell table:style-name="ce5" table:formula="of:=[.P10]*1000" office:value-type="float" office:value="735.988">
            <text:p>735,988</text:p>
          </table:table-cell>
          <table:table-cell table:style-name="ce5" table:formula="of:=[.Q10]*1000" office:value-type="float" office:value="736.746">
            <text:p>736,746</text:p>
          </table:table-cell>
          <table:table-cell table:style-name="ce5" table:formula="of:=[.R10]*1000" office:value-type="float" office:value="768.511">
            <text:p>768,511</text:p>
          </table:table-cell>
          <table:table-cell table:style-name="ce5" table:formula="of:=[.S10]*1000" office:value-type="float" office:value="731.484">
            <text:p>731,484</text:p>
          </table:table-cell>
          <table:table-cell table:style-name="ce5" table:formula="of:=[.T10]*1000" office:value-type="float" office:value="722.48">
            <text:p>722,48</text:p>
          </table:table-cell>
          <table:table-cell table:style-name="ce5" table:formula="of:=[.U10]*1000" office:value-type="float" office:value="761.503">
            <text:p>761,503</text:p>
          </table:table-cell>
          <table:table-cell table:style-name="ce6" table:formula="of:=AVERAGE([.B11:.U11])" office:value-type="float" office:value="753.20935">
            <text:p>753,209350</text:p>
          </table:table-cell>
          <table:table-cell table:number-columns-repeated="1002"/>
        </table:table-row>
        <table:table-row table:style-name="ro2">
          <table:table-cell/>
          <table:table-cell table:style-name="ce4" office:value-type="string" table:number-columns-spanned="20" table:number-rows-spanned="1">
            <text:p>ACCESS COMPONENTS</text:p>
          </table:table-cell>
          <table:covered-table-cell table:number-columns-repeated="19" table:style-name="ce5"/>
          <table:table-cell table:style-name="ce6"/>
          <table:table-cell table:number-columns-repeated="1002"/>
        </table:table-row>
        <table:table-row table:style-name="ro3">
          <table:table-cell table:style-name="ce2" office:value-type="string">
            <text:p>Elapsed time (seconds)</text:p>
          </table:table-cell>
          <table:table-cell office:value-type="float" office:value="0.007007">
            <text:p>0,007007</text:p>
          </table:table-cell>
          <table:table-cell office:value-type="float" office:value="0.006547">
            <text:p>0,006547</text:p>
          </table:table-cell>
          <table:table-cell office:value-type="float" office:value="0.006005">
            <text:p>0,006005</text:p>
          </table:table-cell>
          <table:table-cell office:value-type="float" office:value="0.007004">
            <text:p>0,007004</text:p>
          </table:table-cell>
          <table:table-cell office:value-type="float" office:value="0.007005">
            <text:p>0,007005</text:p>
          </table:table-cell>
          <table:table-cell office:value-type="float" office:value="0.007006">
            <text:p>0,007006</text:p>
          </table:table-cell>
          <table:table-cell office:value-type="float" office:value="0.006504">
            <text:p>0,006504</text:p>
          </table:table-cell>
          <table:table-cell office:value-type="float" office:value="0.007503">
            <text:p>0,007503</text:p>
          </table:table-cell>
          <table:table-cell office:value-type="float" office:value="0.008006">
            <text:p>0,008006</text:p>
          </table:table-cell>
          <table:table-cell office:value-type="float" office:value="0.010007">
            <text:p>0,010007</text:p>
          </table:table-cell>
          <table:table-cell office:value-type="float" office:value="0.008007">
            <text:p>0,008007</text:p>
          </table:table-cell>
          <table:table-cell office:value-type="float" office:value="0.008004">
            <text:p>0,008004</text:p>
          </table:table-cell>
          <table:table-cell office:value-type="float" office:value="0.008007">
            <text:p>0,008007</text:p>
          </table:table-cell>
          <table:table-cell office:value-type="float" office:value="0.007006">
            <text:p>0,007006</text:p>
          </table:table-cell>
          <table:table-cell office:value-type="float" office:value="0.008007">
            <text:p>0,008007</text:p>
          </table:table-cell>
          <table:table-cell office:value-type="float" office:value="0.008005">
            <text:p>0,008005</text:p>
          </table:table-cell>
          <table:table-cell office:value-type="float" office:value="0.008007">
            <text:p>0,008007</text:p>
          </table:table-cell>
          <table:table-cell office:value-type="float" office:value="0.008008">
            <text:p>0,008008</text:p>
          </table:table-cell>
          <table:table-cell office:value-type="float" office:value="0.007503">
            <text:p>0,007503</text:p>
          </table:table-cell>
          <table:table-cell office:value-type="float" office:value="0.007505">
            <text:p>0,007505</text:p>
          </table:table-cell>
          <table:table-cell table:style-name="ce6" table:formula="of:=AVERAGE([.B13:.U13])" office:value-type="float" office:value="0.00753265">
            <text:p>0,007533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Value</text:p>
          </table:table-cell>
          <table:table-cell table:style-name="ce5" table:formula="of:=[.B13]*1000" office:value-type="float" office:value="7.007">
            <text:p>7,007</text:p>
          </table:table-cell>
          <table:table-cell table:style-name="ce5" table:formula="of:=[.C13]*1000" office:value-type="float" office:value="6.547">
            <text:p>6,547</text:p>
          </table:table-cell>
          <table:table-cell table:style-name="ce5" table:formula="of:=[.D13]*1000" office:value-type="float" office:value="6.005">
            <text:p>6,005</text:p>
          </table:table-cell>
          <table:table-cell table:style-name="ce5" table:formula="of:=[.E13]*1000" office:value-type="float" office:value="7.004">
            <text:p>7,004</text:p>
          </table:table-cell>
          <table:table-cell table:style-name="ce5" table:formula="of:=[.F13]*1000" office:value-type="float" office:value="7.005">
            <text:p>7,005</text:p>
          </table:table-cell>
          <table:table-cell table:style-name="ce5" table:formula="of:=[.G13]*1000" office:value-type="float" office:value="7.006">
            <text:p>7,006</text:p>
          </table:table-cell>
          <table:table-cell table:style-name="ce5" table:formula="of:=[.H13]*1000" office:value-type="float" office:value="6.504">
            <text:p>6,504</text:p>
          </table:table-cell>
          <table:table-cell table:style-name="ce5" table:formula="of:=[.I13]*1000" office:value-type="float" office:value="7.503">
            <text:p>7,503</text:p>
          </table:table-cell>
          <table:table-cell table:style-name="ce5" table:formula="of:=[.J13]*1000" office:value-type="float" office:value="8.006">
            <text:p>8,006</text:p>
          </table:table-cell>
          <table:table-cell table:style-name="ce5" table:formula="of:=[.K13]*1000" office:value-type="float" office:value="10.007">
            <text:p>10,007</text:p>
          </table:table-cell>
          <table:table-cell table:style-name="ce5" table:formula="of:=[.L13]*1000" office:value-type="float" office:value="8.007">
            <text:p>8,007</text:p>
          </table:table-cell>
          <table:table-cell table:style-name="ce5" table:formula="of:=[.M13]*1000" office:value-type="float" office:value="8.004">
            <text:p>8,004</text:p>
          </table:table-cell>
          <table:table-cell table:style-name="ce5" table:formula="of:=[.N13]*1000" office:value-type="float" office:value="8.007">
            <text:p>8,007</text:p>
          </table:table-cell>
          <table:table-cell table:style-name="ce5" table:formula="of:=[.O13]*1000" office:value-type="float" office:value="7.006">
            <text:p>7,006</text:p>
          </table:table-cell>
          <table:table-cell table:style-name="ce5" table:formula="of:=[.P13]*1000" office:value-type="float" office:value="8.007">
            <text:p>8,007</text:p>
          </table:table-cell>
          <table:table-cell table:style-name="ce5" table:formula="of:=[.Q13]*1000" office:value-type="float" office:value="8.005">
            <text:p>8,005</text:p>
          </table:table-cell>
          <table:table-cell table:style-name="ce5" table:formula="of:=[.R13]*1000" office:value-type="float" office:value="8.007">
            <text:p>8,007</text:p>
          </table:table-cell>
          <table:table-cell table:style-name="ce5" table:formula="of:=[.S13]*1000" office:value-type="float" office:value="8.008">
            <text:p>8,008</text:p>
          </table:table-cell>
          <table:table-cell table:style-name="ce5" table:formula="of:=[.T13]*1000" office:value-type="float" office:value="7.503">
            <text:p>7,503</text:p>
          </table:table-cell>
          <table:table-cell table:style-name="ce5" table:formula="of:=[.U13]*1000" office:value-type="float" office:value="7.505">
            <text:p>7,505</text:p>
          </table:table-cell>
          <table:table-cell table:style-name="ce6" table:formula="of:=AVERAGE([.B14:.U14])" office:value-type="float" office:value="7.53265">
            <text:p>7,532650</text:p>
          </table:table-cell>
          <table:table-cell table:number-columns-repeated="1002"/>
        </table:table-row>
        <table:table-row table:style-name="ro2">
          <table:table-cell>
            <draw:frame table:end-cell-address="Feuille1.V46" table:end-x="2.189cm" table:end-y="0.172cm" draw:z-index="0" draw:style-name="gr1" draw:text-style-name="P1" svg:width="43.916cm" svg:height="13.896cm" svg:x="0.001cm" svg:y="0.276cm">
              <draw:object draw:notify-on-update-of-ranges="Feuille1.B2:Feuille1.U2 Feuille1.B3:Feuille1.B3 Feuille1.B5:Feuille1.U5 Feuille1.B6:Feuille1.B6 Feuille1.B8:Feuille1.U8 Feuille1.B9:Feuille1.B9 Feuille1.B11:Feuille1.U11 Feuille1.B12:Feuille1.B12 Feuille1.B14:Feuille1.U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5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1"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2.001cm" fo:page-height="32cm" style:num-format="1" style:print-orientation="landscape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26/04/2015</text:date>, <text:time>05:3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6T05:30:16.17</dc:date>
    <dc:creator>Florian Pisani</dc:creator>
    <meta:generator>OpenOffice/4.0.0$Win32 OpenOffice.org_project/400m3$Build-9702</meta:generator>
    <meta:editing-duration>PT31M30S</meta:editing-duration>
    <meta:editing-cycles>21</meta:editing-cycles>
    <meta:document-statistic meta:table-count="1" meta:cell-count="2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Tahoma" style:font-style-name="Normal" fo:font-size="16pt" fo:text-shadow="1pt 1pt" fo:font-weight="bold" style:font-size-asian="13pt" style:font-size-complex="13pt"/>
    </style:style>
    <style:style style:name="ch3" style:family="chart">
      <style:chart-properties chart:auto-position="true"/>
      <style:text-properties fo:font-family="Tahoma" style:font-style-name="Normal" fo:font-size="10pt" fo:text-shadow="1pt 1pt" fo:font-weight="bold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Tahoma" style:font-style-name="Normal" fo:font-size="10pt" fo:text-shadow="1pt 1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Tahoma" style:font-style-name="Gras" fo:font-size="10pt" fo:font-weight="bold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Tahoma" style:font-style-name="Gras" fo:font-size="10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3.917cm" svg:height="13.897cm" xlink:href=".." xlink:type="simple" chart:class="chart:bar" chart:style-name="ch1">
        <chart:title svg:x="20.004cm" svg:y="0.412cm" chart:style-name="ch2">
          <text:p>[C]omponent</text:p>
        </chart:title>
        <chart:subtitle svg:x="18.983cm" svg:y="1.691cm" chart:style-name="ch3">
          <text:p>50 000 entities // 10 components</text:p>
        </chart:subtitle>
        <chart:legend chart:legend-position="bottom" svg:x="13.049cm" svg:y="13.088cm" style:legend-expansion="wide" chart:style-name="ch4"/>
        <chart:plot-area chart:style-name="ch5" table:cell-range-address="Feuille1.B2:Feuille1.U2 Feuille1.B3:Feuille1.B3 Feuille1.B5:Feuille1.U5 Feuille1.B6:Feuille1.B6 Feuille1.B8:Feuille1.U8 Feuille1.B9:Feuille1.B9 Feuille1.B11:Feuille1.U11 Feuille1.B12:Feuille1.B12 Feuille1.B14:Feuille1.U14" chart:data-source-has-labels="both" svg:x="1.964cm" svg:y="2.88cm" svg:width="40.197cm" svg:height="8.875cm">
          <chartooo:coordinate-region svg:x="2.771cm" svg:y="3.092cm" svg:width="39.39cm" svg:height="7.99cm"/>
          <chart:axis chart:dimension="x" chart:name="primary-x" chart:style-name="ch6" chartooo:axis-type="auto">
            <chartooo:date-scale/>
            <chart:title svg:x="21.23cm" svg:y="12.033cm" chart:style-name="ch7">
              <text:p>Iteration</text:p>
            </chart:title>
            <chart:categories table:cell-range-address="Feuille1.B2:Feuille1.U2"/>
          </chart:axis>
          <chart:axis chart:dimension="y" chart:name="primary-y" chart:style-name="ch8">
            <chart:title svg:x="0.451cm" svg:y="7.858cm" chart:style-name="ch9">
              <text:p>Value</text:p>
            </chart:title>
            <chart:grid chart:style-name="ch10" chart:class="major"/>
          </chart:axis>
          <chart:series chart:style-name="ch11" chart:values-cell-range-address="Feuille1.B5:Feuille1.U5" chart:label-cell-address="Feuille1.B3:Feuille1.B3" chart:class="chart:bar">
            <chart:data-point chart:repeated="20"/>
          </chart:series>
          <chart:series chart:style-name="ch12" chart:values-cell-range-address="Feuille1.B8:Feuille1.U8" chart:label-cell-address="Feuille1.B6:Feuille1.B6" chart:class="chart:bar">
            <chart:data-point chart:repeated="20"/>
          </chart:series>
          <chart:series chart:style-name="ch13" chart:values-cell-range-address="Feuille1.B11:Feuille1.U11" chart:label-cell-address="Feuille1.B9:Feuille1.B9" chart:class="chart:bar">
            <chart:data-point chart:repeated="20"/>
          </chart:series>
          <chart:series chart:style-name="ch14" chart:values-cell-range-address="Feuille1.B14:Feuille1.U14" chart:label-cell-address="Feuille1.B12:Feuille1.B12" chart:class="chart:ba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1</text:p>
                <draw:g>
                  <svg:desc>Feuille1.B2:Feuille1.U2</svg:desc>
                </draw:g>
              </table:table-cell>
              <table:table-cell office:value-type="string">
                <text:p>#2</text:p>
              </table:table-cell>
              <table:table-cell office:value-type="string">
                <text:p>#3</text:p>
              </table:table-cell>
              <table:table-cell office:value-type="string">
                <text:p>#4</text:p>
              </table:table-cell>
              <table:table-cell office:value-type="string">
                <text:p>#5</text:p>
              </table:table-cell>
              <table:table-cell office:value-type="string">
                <text:p>#6</text:p>
              </table:table-cell>
              <table:table-cell office:value-type="string">
                <text:p>#7</text:p>
              </table:table-cell>
              <table:table-cell office:value-type="string">
                <text:p>#8</text:p>
              </table:table-cell>
              <table:table-cell office:value-type="string">
                <text:p>#9</text:p>
              </table:table-cell>
              <table:table-cell office:value-type="string">
                <text:p>#10</text:p>
              </table:table-cell>
              <table:table-cell office:value-type="string">
                <text:p>#11</text:p>
              </table:table-cell>
              <table:table-cell office:value-type="string">
                <text:p>#12</text:p>
              </table:table-cell>
              <table:table-cell office:value-type="string">
                <text:p>#13</text:p>
              </table:table-cell>
              <table:table-cell office:value-type="string">
                <text:p>#14</text:p>
              </table:table-cell>
              <table:table-cell office:value-type="string">
                <text:p>#15</text:p>
              </table:table-cell>
              <table:table-cell office:value-type="string">
                <text:p>#16</text:p>
              </table:table-cell>
              <table:table-cell office:value-type="string">
                <text:p>#17</text:p>
              </table:table-cell>
              <table:table-cell office:value-type="string">
                <text:p>#18</text:p>
              </table:table-cell>
              <table:table-cell office:value-type="string">
                <text:p>#19</text:p>
              </table:table-cell>
              <table:table-cell office:value-type="string">
                <text:p>#20</text:p>
              </table:table-cell>
            </table:table-row>
          </table:table-header-rows>
          <table:table-rows>
            <table:table-row>
              <table:table-cell office:value-type="string">
                <text:p>INSERT COMPONENTS</text:p>
                <draw:g>
                  <svg:desc>Feuille1.B3:Feuille1.B3</svg:desc>
                </draw:g>
              </table:table-cell>
              <table:table-cell office:value-type="float" office:value="680.45">
                <text:p>680.45</text:p>
                <draw:g>
                  <svg:desc>Feuille1.B5:Feuille1.U5</svg:desc>
                </draw:g>
              </table:table-cell>
              <table:table-cell office:value-type="float" office:value="705.495">
                <text:p>705.495</text:p>
              </table:table-cell>
              <table:table-cell office:value-type="float" office:value="695.461">
                <text:p>695.461</text:p>
              </table:table-cell>
              <table:table-cell office:value-type="float" office:value="722.48">
                <text:p>722.48</text:p>
              </table:table-cell>
              <table:table-cell office:value-type="float" office:value="683.454">
                <text:p>683.454</text:p>
              </table:table-cell>
              <table:table-cell office:value-type="float" office:value="664.441">
                <text:p>664.441</text:p>
              </table:table-cell>
              <table:table-cell office:value-type="float" office:value="654.433">
                <text:p>654.433</text:p>
              </table:table-cell>
              <table:table-cell office:value-type="float" office:value="655.493">
                <text:p>655.493</text:p>
              </table:table-cell>
              <table:table-cell office:value-type="float" office:value="648.431">
                <text:p>648.431</text:p>
              </table:table-cell>
              <table:table-cell office:value-type="float" office:value="657.458">
                <text:p>657.458</text:p>
              </table:table-cell>
              <table:table-cell office:value-type="float" office:value="669.51">
                <text:p>669.51</text:p>
              </table:table-cell>
              <table:table-cell office:value-type="float" office:value="655.433">
                <text:p>655.433</text:p>
              </table:table-cell>
              <table:table-cell office:value-type="float" office:value="659.44">
                <text:p>659.44</text:p>
              </table:table-cell>
              <table:table-cell office:value-type="float" office:value="661.44">
                <text:p>661.44</text:p>
              </table:table-cell>
              <table:table-cell office:value-type="float" office:value="653.933">
                <text:p>653.933</text:p>
              </table:table-cell>
              <table:table-cell office:value-type="float" office:value="670.946">
                <text:p>670.946</text:p>
              </table:table-cell>
              <table:table-cell office:value-type="float" office:value="661.44">
                <text:p>661.44</text:p>
              </table:table-cell>
              <table:table-cell office:value-type="float" office:value="672.446">
                <text:p>672.446</text:p>
              </table:table-cell>
              <table:table-cell office:value-type="float" office:value="671.01">
                <text:p>671.01</text:p>
              </table:table-cell>
              <table:table-cell office:value-type="float" office:value="682.514">
                <text:p>682.514</text:p>
              </table:table-cell>
            </table:table-row>
            <table:table-row>
              <table:table-cell office:value-type="string">
                <text:p>REMOVE COMPONENTS</text:p>
                <draw:g>
                  <svg:desc>Feuille1.B6:Feuille1.B6</svg:desc>
                </draw:g>
              </table:table-cell>
              <table:table-cell office:value-type="float" office:value="88.06">
                <text:p>88.06</text:p>
                <draw:g>
                  <svg:desc>Feuille1.B8:Feuille1.U8</svg:desc>
                </draw:g>
              </table:table-cell>
              <table:table-cell office:value-type="float" office:value="81.052">
                <text:p>81.052</text:p>
              </table:table-cell>
              <table:table-cell office:value-type="float" office:value="79.052">
                <text:p>79.052</text:p>
              </table:table-cell>
              <table:table-cell office:value-type="float" office:value="98.065">
                <text:p>98.065</text:p>
              </table:table-cell>
              <table:table-cell office:value-type="float" office:value="81.054">
                <text:p>81.054</text:p>
              </table:table-cell>
              <table:table-cell office:value-type="float" office:value="77.052">
                <text:p>77.052</text:p>
              </table:table-cell>
              <table:table-cell office:value-type="float" office:value="75.581">
                <text:p>75.581</text:p>
              </table:table-cell>
              <table:table-cell office:value-type="float" office:value="77.052">
                <text:p>77.052</text:p>
              </table:table-cell>
              <table:table-cell office:value-type="float" office:value="77.551">
                <text:p>77.551</text:p>
              </table:table-cell>
              <table:table-cell office:value-type="float" office:value="86.057">
                <text:p>86.057</text:p>
              </table:table-cell>
              <table:table-cell office:value-type="float" office:value="78.095">
                <text:p>78.095</text:p>
              </table:table-cell>
              <table:table-cell office:value-type="float" office:value="87.057">
                <text:p>87.057</text:p>
              </table:table-cell>
              <table:table-cell office:value-type="float" office:value="77.053">
                <text:p>77.053</text:p>
              </table:table-cell>
              <table:table-cell office:value-type="float" office:value="92.061">
                <text:p>92.061</text:p>
              </table:table-cell>
              <table:table-cell office:value-type="float" office:value="78.554">
                <text:p>78.554</text:p>
              </table:table-cell>
              <table:table-cell office:value-type="float" office:value="77.552">
                <text:p>77.552</text:p>
              </table:table-cell>
              <table:table-cell office:value-type="float" office:value="77.051">
                <text:p>77.051</text:p>
              </table:table-cell>
              <table:table-cell office:value-type="float" office:value="88.058">
                <text:p>88.058</text:p>
              </table:table-cell>
              <table:table-cell office:value-type="float" office:value="76.052">
                <text:p>76.052</text:p>
              </table:table-cell>
              <table:table-cell office:value-type="float" office:value="77.052">
                <text:p>77.052</text:p>
              </table:table-cell>
            </table:table-row>
            <table:table-row>
              <table:table-cell office:value-type="string">
                <text:p>INSERT + REMOVE COMPONENTS</text:p>
                <draw:g>
                  <svg:desc>Feuille1.B9:Feuille1.B9</svg:desc>
                </draw:g>
              </table:table-cell>
              <table:table-cell office:value-type="float" office:value="762.506">
                <text:p>762.506</text:p>
                <draw:g>
                  <svg:desc>Feuille1.B11:Feuille1.U11</svg:desc>
                </draw:g>
              </table:table-cell>
              <table:table-cell office:value-type="float" office:value="767.508">
                <text:p>767.508</text:p>
              </table:table-cell>
              <table:table-cell office:value-type="float" office:value="795.526">
                <text:p>795.526</text:p>
              </table:table-cell>
              <table:table-cell office:value-type="float" office:value="796.529">
                <text:p>796.529</text:p>
              </table:table-cell>
              <table:table-cell office:value-type="float" office:value="742.495">
                <text:p>742.495</text:p>
              </table:table-cell>
              <table:table-cell office:value-type="float" office:value="753.044">
                <text:p>753.044</text:p>
              </table:table-cell>
              <table:table-cell office:value-type="float" office:value="753.659">
                <text:p>753.659</text:p>
              </table:table-cell>
              <table:table-cell office:value-type="float" office:value="747.587">
                <text:p>747.587</text:p>
              </table:table-cell>
              <table:table-cell office:value-type="float" office:value="768.575">
                <text:p>768.575</text:p>
              </table:table-cell>
              <table:table-cell office:value-type="float" office:value="728.482">
                <text:p>728.482</text:p>
              </table:table-cell>
              <table:table-cell office:value-type="float" office:value="731.487">
                <text:p>731.487</text:p>
              </table:table-cell>
              <table:table-cell office:value-type="float" office:value="754.502">
                <text:p>754.502</text:p>
              </table:table-cell>
              <table:table-cell office:value-type="float" office:value="783.518">
                <text:p>783.518</text:p>
              </table:table-cell>
              <table:table-cell office:value-type="float" office:value="722.057">
                <text:p>722.057</text:p>
              </table:table-cell>
              <table:table-cell office:value-type="float" office:value="735.988">
                <text:p>735.988</text:p>
              </table:table-cell>
              <table:table-cell office:value-type="float" office:value="736.746">
                <text:p>736.746</text:p>
              </table:table-cell>
              <table:table-cell office:value-type="float" office:value="768.511">
                <text:p>768.511</text:p>
              </table:table-cell>
              <table:table-cell office:value-type="float" office:value="731.484">
                <text:p>731.484</text:p>
              </table:table-cell>
              <table:table-cell office:value-type="float" office:value="722.48">
                <text:p>722.48</text:p>
              </table:table-cell>
              <table:table-cell office:value-type="float" office:value="761.503">
                <text:p>761.503</text:p>
              </table:table-cell>
            </table:table-row>
            <table:table-row>
              <table:table-cell office:value-type="string">
                <text:p>ACCESS COMPONENTS</text:p>
                <draw:g>
                  <svg:desc>Feuille1.B12:Feuille1.B12</svg:desc>
                </draw:g>
              </table:table-cell>
              <table:table-cell office:value-type="float" office:value="7.007">
                <text:p>7.007</text:p>
                <draw:g>
                  <svg:desc>Feuille1.B14:Feuille1.U14</svg:desc>
                </draw:g>
              </table:table-cell>
              <table:table-cell office:value-type="float" office:value="6.547">
                <text:p>6.547</text:p>
              </table:table-cell>
              <table:table-cell office:value-type="float" office:value="6.005">
                <text:p>6.005</text:p>
              </table:table-cell>
              <table:table-cell office:value-type="float" office:value="7.004">
                <text:p>7.004</text:p>
              </table:table-cell>
              <table:table-cell office:value-type="float" office:value="7.005">
                <text:p>7.005</text:p>
              </table:table-cell>
              <table:table-cell office:value-type="float" office:value="7.006">
                <text:p>7.006</text:p>
              </table:table-cell>
              <table:table-cell office:value-type="float" office:value="6.504">
                <text:p>6.504</text:p>
              </table:table-cell>
              <table:table-cell office:value-type="float" office:value="7.503">
                <text:p>7.503</text:p>
              </table:table-cell>
              <table:table-cell office:value-type="float" office:value="8.006">
                <text:p>8.006</text:p>
              </table:table-cell>
              <table:table-cell office:value-type="float" office:value="10.007">
                <text:p>10.007</text:p>
              </table:table-cell>
              <table:table-cell office:value-type="float" office:value="8.007">
                <text:p>8.007</text:p>
              </table:table-cell>
              <table:table-cell office:value-type="float" office:value="8.004">
                <text:p>8.004</text:p>
              </table:table-cell>
              <table:table-cell office:value-type="float" office:value="8.007">
                <text:p>8.007</text:p>
              </table:table-cell>
              <table:table-cell office:value-type="float" office:value="7.006">
                <text:p>7.006</text:p>
              </table:table-cell>
              <table:table-cell office:value-type="float" office:value="8.007">
                <text:p>8.007</text:p>
              </table:table-cell>
              <table:table-cell office:value-type="float" office:value="8.005">
                <text:p>8.005</text:p>
              </table:table-cell>
              <table:table-cell office:value-type="float" office:value="8.007">
                <text:p>8.007</text:p>
              </table:table-cell>
              <table:table-cell office:value-type="float" office:value="8.008">
                <text:p>8.008</text:p>
              </table:table-cell>
              <table:table-cell office:value-type="float" office:value="7.503">
                <text:p>7.503</text:p>
              </table:table-cell>
              <table:table-cell office:value-type="float" office:value="7.505">
                <text:p>7.5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